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a49b7"/>
    </style:style>
    <style:style style:name="T1" style:family="text">
      <style:text-properties officeooo:rsid="000a49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ebreaker</text:p>
      <text:p text:style-name="Standard">When working on your research or schoolwork, what tool do you find most helpful?</text:p>
      <text:p text:style-name="P2">What’s your favourite?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at’s your least favourit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ow do you currently manage the code you use in your work? This can be code you</text:p>
      <text:p text:style-name="Standard">write, or have received from othe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ploratory Questions</text:p>
      <text:p text:style-name="Standard">What do you look for in a tool to manage your research materials [code, notes, images,</text:p>
      <text:p text:style-name="P2">documentations, etc]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What would be on your wish list for an ideal tool for managing source code</text:p>
      <text:p text:style-name="P2">specificall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W</text:span>hen did you first become interested in learning Git, and 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o you currently use Git for your work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yes, what do you like about using it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f not, what is the major barrier(s) to using it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How do you interact with Git? Using, for instance, GitHub Desktop or the</text:p>
      <text:p text:style-name="Standard">terminal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What did the learning process look like for you with Git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 you think you could integrate Git into your workflow tomorrow, if you had to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2. What would you change about Git to make it more usable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5. If you had to explain Git to a friend, would you be comfortable doing so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Do you use GitHub or GitLab at all for your work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yes, can you describe how you used each of these platforms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If not, what is the major roadblock to using it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Wrap Up</text:p>
      <text:p text:style-name="Standard">Is there anything else you’d like to say about source code management, git, GitHub, or</text:p>
      <text:p text:style-name="Standard">any of the topics we discussed toda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at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" fo:font-family="Lato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ato" fo:font-family="Lato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ato" fo:font-family="Lato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0:32:59.237908486</meta:creation-date>
    <dc:date>2020-03-13T10:54:56.538981500</dc:date>
    <meta:editing-duration>PT11M47S</meta:editing-duration>
    <meta:editing-cycles>1</meta:editing-cycles>
    <meta:document-statistic meta:table-count="0" meta:image-count="0" meta:object-count="0" meta:page-count="9" meta:paragraph-count="27" meta:word-count="245" meta:character-count="1305" meta:non-whitespace-character-count="1086"/>
    <meta:generator>LibreOffice/6.2.8.2$Linux_X86_64 LibreOffice_project/20$Build-2</meta:generator>
  </office:meta>
</office:document-meta>
</file>